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3" style:family="table-column">
      <style:table-column-properties style:column-width="0.6638in" style:use-optimal-column-width="false"/>
    </style:style>
    <style:style style:name="TableColumn44" style:family="table-column">
      <style:table-column-properties style:column-width="1.1284in" style:use-optimal-column-width="false"/>
    </style:style>
    <style:style style:name="TableColumn45" style:family="table-column">
      <style:table-column-properties style:column-width="0.9472in" style:use-optimal-column-width="false"/>
    </style:style>
    <style:style style:name="TableColumn46" style:family="table-column">
      <style:table-column-properties style:column-width="0.8194in" style:use-optimal-column-width="false"/>
    </style:style>
    <style:style style:name="TableColumn47" style:family="table-column">
      <style:table-column-properties style:column-width="0.9472in" style:use-optimal-column-width="false"/>
    </style:style>
    <style:style style:name="TableColumn48" style:family="table-column">
      <style:table-column-properties style:column-width="1.6187in" style:use-optimal-column-width="false"/>
    </style:style>
    <style:style style:name="Table42" style:family="table">
      <style:table-properties style:width="6.125in" fo:margin-left="0.4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background-color="#D9D9D9" fo:padding-top="0in" fo:padding-left="0.075in" fo:padding-bottom="0in" fo:padding-right="0.075in"/>
    </style:style>
    <style:style style:name="P5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2" style:family="table-cell">
      <style:table-cell-properties fo:border="0.0069in solid #000000" fo:background-color="#D9D9D9" fo:padding-top="0in" fo:padding-left="0.075in" fo:padding-bottom="0in" fo:padding-right="0.075in"/>
    </style:style>
    <style:style style:name="P5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5" style:family="table-cell">
      <style:table-cell-properties fo:border="0.0069in solid #000000" fo:background-color="#D9D9D9" fo:padding-top="0in" fo:padding-left="0.075in" fo:padding-bottom="0in" fo:padding-right="0.075in"/>
    </style:style>
    <style:style style:name="P5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8" style:family="table-cell">
      <style:table-cell-properties fo:border="0.0069in solid #000000" fo:background-color="#D9D9D9" fo:padding-top="0in" fo:padding-left="0.075in" fo:padding-bottom="0in" fo:padding-right="0.075in"/>
    </style:style>
    <style:style style:name="P59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1" style:family="table-cell">
      <style:table-cell-properties fo:border="0.0069in solid #000000" fo:background-color="#D9D9D9" fo:padding-top="0in" fo:padding-left="0.075in" fo:padding-bottom="0in" fo:padding-right="0.075in"/>
    </style:style>
    <style:style style:name="P6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4" style:family="table-cell">
      <style:table-cell-properties fo:border="0.0069in solid #000000" fo:background-color="#D9D9D9" fo:padding-top="0in" fo:padding-left="0.075in" fo:padding-bottom="0in" fo:padding-right="0.075in"/>
    </style:style>
    <style:style style:name="P6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Tabletext" style:family="paragraph">
      <style:paragraph-properties fo:text-align="center"/>
      <style:text-properties style:font-name-complex="Arial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Tabletext" style:family="paragraph">
      <style:text-properties style:font-name-complex="Arial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Tabletext" style:family="paragraph">
      <style:text-properties style:font-name-complex="Arial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Tabletext" style:family="paragraph">
      <style:text-properties style:font-name-complex="Arial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Tabletext" style:family="paragraph">
      <style:text-properties style:font-name-complex="Arial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Tabletext" style:family="paragraph">
      <style:paragraph-properties fo:text-align="center"/>
      <style:text-properties style:font-name-complex="Arial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Tabletext" style:family="paragraph">
      <style:text-properties style:font-name-complex="Arial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Tabletext" style:family="paragraph">
      <style:text-properties style:font-name-complex="Arial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Tabletext" style:family="paragraph">
      <style:text-properties style:font-name-complex="Arial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Tabletext" style:family="paragraph">
      <style:text-properties style:font-name-complex="Arial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Tabletext" style:family="paragraph">
      <style:text-properties style:font-name-complex="Aria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Tabletext" style:family="paragraph">
      <style:paragraph-properties fo:text-align="center"/>
      <style:text-properties style:font-name-complex="Arial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abletext" style:family="paragraph">
      <style:paragraph-properties fo:text-align="center"/>
      <style:text-properties style:font-name-complex="Arial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Tabletext" style:family="paragraph">
      <style:paragraph-properties fo:text-align="center"/>
      <style:text-properties style:font-name-complex="Arial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Tabletext" style:family="paragraph">
      <style:paragraph-properties fo:text-align="center"/>
      <style:text-properties style:font-name-complex="Arial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Tabletext" style:family="paragraph">
      <style:paragraph-properties fo:text-align="center"/>
      <style:text-properties style:font-name-complex="Arial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Tabletext" style:family="paragraph">
      <style:paragraph-properties fo:text-align="center"/>
      <style:text-properties style:font-name-complex="Arial"/>
    </style:style>
    <style:style style:name="P106" style:parent-style-name="Normal" style:family="paragraph">
      <style:paragraph-properties fo:text-align="end" fo:margin-bottom="0in"/>
    </style:style>
    <style:style style:name="T107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8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09" style:parent-style-name="Normal" style:family="paragraph">
      <style:paragraph-properties fo:break-before="page"/>
    </style:style>
    <style:style style:name="T110" style:parent-style-name="DefaultParagraphFont" style:family="text">
      <style:text-properties style:font-style-complex="italic"/>
    </style:style>
    <style:style style:name="T111" style:parent-style-name="DefaultParagraphFont" style:family="text">
      <style:text-properties style:font-style-complex="italic"/>
    </style:style>
    <style:style style:name="T112" style:parent-style-name="DefaultParagraphFont" style:family="text">
      <style:text-properties style:font-style-complex="italic"/>
    </style:style>
    <style:style style:name="T113" style:parent-style-name="DefaultParagraphFont" style:family="text">
      <style:text-properties style:font-style-complex="italic"/>
    </style:style>
    <style:style style:name="T114" style:parent-style-name="DefaultParagraphFont" style:family="text">
      <style:text-properties style:font-style-complex="italic"/>
    </style:style>
    <style:style style:name="P115" style:parent-style-name="Heading1" style:family="paragraph">
      <style:paragraph-properties fo:break-before="page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/>
    </style:style>
    <style:style style:name="T120" style:parent-style-name="DefaultParagraphFont" style:family="text">
      <style:text-properties style:font-name="Arial" style:font-name-complex="Arial"/>
    </style:style>
    <style:style style:name="T121" style:parent-style-name="DefaultParagraphFont" style:family="text">
      <style:text-properties style:font-name="Arial" style:font-name-complex="Arial"/>
    </style:style>
    <style:style style:name="T122" style:parent-style-name="DefaultParagraphFont" style:family="text">
      <style:text-properties style:font-name="Arial" style:font-name-complex="Arial"/>
    </style:style>
    <style:style style:name="T123" style:parent-style-name="DefaultParagraphFont" style:family="text">
      <style:text-properties style:font-name="Arial" style:font-name-complex="Arial"/>
    </style:style>
    <style:style style:name="TableColumn125" style:family="table-column">
      <style:table-column-properties style:column-width="1.8437in"/>
    </style:style>
    <style:style style:name="TableColumn126" style:family="table-column">
      <style:table-column-properties style:column-width="2.6in"/>
    </style:style>
    <style:style style:name="TableColumn127" style:family="table-column">
      <style:table-column-properties style:column-width="0.8201in"/>
    </style:style>
    <style:style style:name="TableColumn128" style:family="table-column">
      <style:table-column-properties style:column-width="1.0409in"/>
    </style:style>
    <style:style style:name="Table124" style:family="table">
      <style:table-properties style:width="6.3048in" fo:margin-left="0.2006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background-color="#D9D9D9" fo:padding-top="0in" fo:padding-left="0in" fo:padding-bottom="0in" fo:padding-right="0in"/>
    </style:style>
    <style:style style:name="P13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2" style:family="table-cell">
      <style:table-cell-properties fo:border="0.0069in solid #000000" fo:background-color="#D9D9D9" fo:padding-top="0in" fo:padding-left="0in" fo:padding-bottom="0in" fo:padding-right="0in"/>
    </style:style>
    <style:style style:name="P13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4" style:family="table-cell">
      <style:table-cell-properties fo:border="0.0069in solid #000000" fo:background-color="#D9D9D9" fo:padding-top="0in" fo:padding-left="0in" fo:padding-bottom="0in" fo:padding-right="0in"/>
    </style:style>
    <style:style style:name="P13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36" style:family="table-cell">
      <style:table-cell-properties fo:border="0.0069in solid #000000" fo:background-color="#D9D9D9" fo:padding-top="0in" fo:padding-left="0in" fo:padding-bottom="0in" fo:padding-right="0in"/>
    </style:style>
    <style:style style:name="P13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TableCell140" style:family="table-cell">
      <style:table-cell-properties fo:border="0.0069in solid #000000" fo:padding-top="0in" fo:padding-left="0in" fo:padding-bottom="0in" fo:padding-right="0in"/>
    </style:style>
    <style:style style:name="P14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2" style:family="table-cell">
      <style:table-cell-properties fo:border="0.0069in solid #000000" fo:padding-top="0in" fo:padding-left="0in" fo:padding-bottom="0in" fo:padding-right="0in"/>
    </style:style>
    <style:style style:name="TableCell143" style:family="table-cell">
      <style:table-cell-properties fo:border="0.0069in solid #000000" fo:padding-top="0in" fo:padding-left="0in" fo:padding-bottom="0in" fo:padding-right="0i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in" fo:padding-left="0in" fo:padding-bottom="0in" fo:padding-right="0in"/>
    </style:style>
    <style:style style:name="TableCell146" style:family="table-cell">
      <style:table-cell-properties fo:border="0.0069in solid #000000" fo:padding-top="0in" fo:padding-left="0in" fo:padding-bottom="0in" fo:padding-right="0in"/>
    </style:style>
    <style:style style:name="P14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8" style:family="table-cell">
      <style:table-cell-properties fo:border="0.0069in solid #000000" fo:padding-top="0in" fo:padding-left="0in" fo:padding-bottom="0in" fo:padding-right="0in"/>
    </style:style>
    <style:style style:name="TableCell149" style:family="table-cell">
      <style:table-cell-properties fo:border="0.0069in solid #000000" fo:padding-top="0in" fo:padding-left="0in" fo:padding-bottom="0in" fo:padding-right="0in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in" fo:padding-left="0in" fo:padding-bottom="0in" fo:padding-right="0in"/>
    </style:style>
    <style:style style:name="TableCell152" style:family="table-cell">
      <style:table-cell-properties fo:border="0.0069in solid #000000" fo:padding-top="0in" fo:padding-left="0in" fo:padding-bottom="0in" fo:padding-right="0in"/>
    </style:style>
    <style:style style:name="P15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54" style:family="table-cell">
      <style:table-cell-properties fo:border="0.0069in solid #000000" fo:padding-top="0in" fo:padding-left="0in" fo:padding-bottom="0in" fo:padding-right="0in"/>
    </style:style>
    <style:style style:name="TableCell155" style:family="table-cell">
      <style:table-cell-properties fo:border="0.0069in solid #000000" fo:padding-top="0in" fo:padding-left="0in" fo:padding-bottom="0in" fo:padding-right="0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in" fo:padding-bottom="0in" fo:padding-right="0in"/>
    </style:style>
    <style:style style:name="TableCell158" style:family="table-cell">
      <style:table-cell-properties fo:border="0.0069in solid #000000" fo:padding-top="0in" fo:padding-left="0in" fo:padding-bottom="0in" fo:padding-right="0in"/>
    </style:style>
    <style:style style:name="P15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60" style:family="table-cell">
      <style:table-cell-properties fo:border="0.0069in solid #000000" fo:padding-top="0in" fo:padding-left="0in" fo:padding-bottom="0in" fo:padding-right="0in"/>
    </style:style>
    <style:style style:name="TableCell161" style:family="table-cell">
      <style:table-cell-properties fo:border="0.0069in solid #000000" fo:padding-top="0in" fo:padding-left="0in" fo:padding-bottom="0in" fo:padding-right="0in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padding-top="0in" fo:padding-left="0in" fo:padding-bottom="0in" fo:padding-right="0in"/>
    </style:style>
    <style:style style:name="TableCell164" style:family="table-cell">
      <style:table-cell-properties fo:border="0.0069in solid #000000" fo:padding-top="0in" fo:padding-left="0in" fo:padding-bottom="0in" fo:padding-right="0in"/>
    </style:style>
    <style:style style:name="P16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66" style:family="table-cell">
      <style:table-cell-properties fo:border="0.0069in solid #000000" fo:padding-top="0in" fo:padding-left="0in" fo:padding-bottom="0in" fo:padding-right="0in"/>
    </style:style>
    <style:style style:name="TableCell167" style:family="table-cell">
      <style:table-cell-properties fo:border="0.0069in solid #000000" fo:padding-top="0in" fo:padding-left="0in" fo:padding-bottom="0in" fo:padding-right="0in"/>
    </style:style>
    <style:style style:name="P168" style:parent-style-name="NoSpacing" style:family="paragraph">
      <style:text-properties style:font-name="Arial" style:font-name-complex="Arial"/>
    </style:style>
    <style:style style:name="P169" style:parent-style-name="NoSpacing" style:family="paragraph">
      <style:text-properties style:font-name="Arial" style:font-name-complex="Arial"/>
    </style:style>
    <style:style style:name="P170" style:parent-style-name="NoSpacing" style:family="paragraph">
      <style:text-properties style:font-name="Arial" style:font-name-complex="Arial"/>
    </style:style>
    <style:style style:name="P171" style:parent-style-name="NoSpacing" style:family="paragraph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P178" style:parent-style-name="Heading1" style:family="paragraph">
      <style:paragraph-properties fo:break-before="page"/>
    </style:style>
    <style:style style:name="P179" style:parent-style-name="NoSpacing" style:family="paragraph">
      <style:text-properties style:font-name="Arial" style:font-name-complex="Arial"/>
    </style:style>
    <style:style style:name="T180" style:parent-style-name="DefaultParagraphFont" style:family="text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/>
    </style:style>
    <style:style style:name="T183" style:parent-style-name="DefaultParagraphFont" style:family="text">
      <style:text-properties style:font-name="Arial" style:font-name-complex="Arial"/>
    </style:style>
    <style:style style:name="TableColumn185" style:family="table-column">
      <style:table-column-properties style:column-width="1.625in"/>
    </style:style>
    <style:style style:name="TableColumn186" style:family="table-column">
      <style:table-column-properties style:column-width="2.625in"/>
    </style:style>
    <style:style style:name="TableColumn187" style:family="table-column">
      <style:table-column-properties style:column-width="0.75in"/>
    </style:style>
    <style:style style:name="TableColumn188" style:family="table-column">
      <style:table-column-properties style:column-width="1.125in"/>
    </style:style>
    <style:style style:name="Table184" style:family="table">
      <style:table-properties style:width="6.125in" fo:margin-left="0.3784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background-color="#D9D9D9" fo:padding-top="0in" fo:padding-left="0in" fo:padding-bottom="0in" fo:padding-right="0in"/>
    </style:style>
    <style:style style:name="P19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2" style:family="table-cell">
      <style:table-cell-properties fo:border="0.0069in solid #000000" fo:background-color="#D9D9D9" fo:padding-top="0in" fo:padding-left="0in" fo:padding-bottom="0in" fo:padding-right="0in"/>
    </style:style>
    <style:style style:name="P19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4" style:family="table-cell">
      <style:table-cell-properties fo:border="0.0069in solid #000000" fo:background-color="#D9D9D9" fo:padding-top="0in" fo:padding-left="0in" fo:padding-bottom="0in" fo:padding-right="0in"/>
    </style:style>
    <style:style style:name="P19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6" style:family="table-cell">
      <style:table-cell-properties fo:border="0.0069in solid #000000" fo:background-color="#D9D9D9" fo:padding-top="0in" fo:padding-left="0in" fo:padding-bottom="0in" fo:padding-right="0in"/>
    </style:style>
    <style:style style:name="P19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padding-top="0in" fo:padding-left="0in" fo:padding-bottom="0in" fo:padding-right="0in"/>
    </style:style>
    <style:style style:name="P20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1" style:family="table-cell">
      <style:table-cell-properties fo:border="0.0069in solid #000000" fo:padding-top="0in" fo:padding-left="0in" fo:padding-bottom="0in" fo:padding-right="0in"/>
    </style:style>
    <style:style style:name="P20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3" style:family="table-cell">
      <style:table-cell-properties fo:border="0.0069in solid #000000" fo:padding-top="0in" fo:padding-left="0in" fo:padding-bottom="0in" fo:padding-right="0in"/>
    </style:style>
    <style:style style:name="P20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5" style:family="table-cell">
      <style:table-cell-properties fo:border="0.0069in solid #000000" fo:padding-top="0in" fo:padding-left="0in" fo:padding-bottom="0in" fo:padding-right="0in"/>
    </style:style>
    <style:style style:name="P20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fo:padding-top="0in" fo:padding-left="0in" fo:padding-bottom="0in" fo:padding-right="0in"/>
    </style:style>
    <style:style style:name="P20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10" style:family="table-cell">
      <style:table-cell-properties fo:border="0.0069in solid #000000" fo:padding-top="0in" fo:padding-left="0in" fo:padding-bottom="0in" fo:padding-right="0in"/>
    </style:style>
    <style:style style:name="P21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12" style:family="table-cell">
      <style:table-cell-properties fo:border="0.0069in solid #000000" fo:padding-top="0in" fo:padding-left="0in" fo:padding-bottom="0in" fo:padding-right="0in"/>
    </style:style>
    <style:style style:name="P21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14" style:family="table-cell">
      <style:table-cell-properties fo:border="0.0069in solid #000000" fo:padding-top="0in" fo:padding-left="0in" fo:padding-bottom="0in" fo:padding-right="0in"/>
    </style:style>
    <style:style style:name="P21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padding-top="0in" fo:padding-left="0in" fo:padding-bottom="0in" fo:padding-right="0in"/>
    </style:style>
    <style:style style:name="P21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19" style:family="table-cell">
      <style:table-cell-properties fo:border="0.0069in solid #000000" fo:padding-top="0in" fo:padding-left="0in" fo:padding-bottom="0in" fo:padding-right="0in"/>
    </style:style>
    <style:style style:name="P22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1" style:family="table-cell">
      <style:table-cell-properties fo:border="0.0069in solid #000000" fo:padding-top="0in" fo:padding-left="0in" fo:padding-bottom="0in" fo:padding-right="0in"/>
    </style:style>
    <style:style style:name="P22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3" style:family="table-cell">
      <style:table-cell-properties fo:border="0.0069in solid #000000" fo:padding-top="0in" fo:padding-left="0in" fo:padding-bottom="0in" fo:padding-right="0in"/>
    </style:style>
    <style:style style:name="P22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25" style:parent-style-name="NoSpacing" style:family="paragraph">
      <style:text-properties style:font-name="Arial" style:font-name-complex="Arial"/>
    </style:style>
    <style:style style:name="P226" style:parent-style-name="NoSpacing" style:family="paragraph">
      <style:text-properties style:font-name="Arial" style:font-name-complex="Arial"/>
    </style:style>
    <style:style style:name="P227" style:parent-style-name="NoSpacing" style:family="paragraph">
      <style:text-properties style:font-name="Arial" style:font-name-complex="Arial"/>
    </style:style>
    <style:style style:name="P228" style:parent-style-name="NoSpacing" style:family="paragraph">
      <style:text-properties style:font-name="Arial" style:font-name-complex="Arial"/>
    </style:style>
    <style:style style:name="T229" style:parent-style-name="DefaultParagraphFont" style:family="text">
      <style:text-properties style:font-name="Arial" style:font-name-complex="Arial"/>
    </style:style>
    <style:style style:name="T230" style:parent-style-name="DefaultParagraphFont" style:family="text">
      <style:text-properties style:font-name="Arial" style:font-name-complex="Arial"/>
    </style:style>
    <style:style style:name="T231" style:parent-style-name="DefaultParagraphFont" style:family="text">
      <style:text-properties style:font-name="Arial" style:font-name-complex="Arial"/>
    </style:style>
    <style:style style:name="T232" style:parent-style-name="DefaultParagraphFont" style:family="text">
      <style:text-properties style:font-name="Arial" style:font-name-complex="Arial"/>
    </style:style>
    <style:style style:name="T233" style:parent-style-name="DefaultParagraphFont" style:family="text">
      <style:text-properties style:font-name="Arial" style:font-name-complex="Arial"/>
    </style:style>
    <style:style style:name="P234" style:parent-style-name="Heading1" style:family="paragraph">
      <style:paragraph-properties fo:break-before="page"/>
    </style:style>
    <style:style style:name="P235" style:parent-style-name="NoSpacing" style:family="paragraph">
      <style:text-properties style:font-name="Arial" style:font-name-complex="Arial"/>
    </style:style>
    <style:style style:name="T236" style:parent-style-name="DefaultParagraphFont" style:family="text">
      <style:text-properties style:font-name="Arial" style:font-name-complex="Arial"/>
    </style:style>
    <style:style style:name="T237" style:parent-style-name="DefaultParagraphFont" style:family="text">
      <style:text-properties style:font-name="Arial" style:font-name-complex="Arial"/>
    </style:style>
    <style:style style:name="T238" style:parent-style-name="DefaultParagraphFont" style:family="text">
      <style:text-properties style:font-name="Arial" style:font-name-complex="Arial"/>
    </style:style>
    <style:style style:name="T239" style:parent-style-name="DefaultParagraphFont" style:family="text">
      <style:text-properties style:font-name="Arial" style:font-name-complex="Arial"/>
    </style:style>
    <style:style style:name="TableColumn241" style:family="table-column">
      <style:table-column-properties style:column-width="1.625in"/>
    </style:style>
    <style:style style:name="TableColumn242" style:family="table-column">
      <style:table-column-properties style:column-width="2.625in"/>
    </style:style>
    <style:style style:name="TableColumn243" style:family="table-column">
      <style:table-column-properties style:column-width="0.75in"/>
    </style:style>
    <style:style style:name="TableColumn244" style:family="table-column">
      <style:table-column-properties style:column-width="1.125in"/>
    </style:style>
    <style:style style:name="Table240" style:family="table">
      <style:table-properties style:width="6.125in" fo:margin-left="0.3784in" table:align="lef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fo:background-color="#D9D9D9" fo:padding-top="0in" fo:padding-left="0in" fo:padding-bottom="0in" fo:padding-right="0in"/>
    </style:style>
    <style:style style:name="P24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8" style:family="table-cell">
      <style:table-cell-properties fo:border="0.0069in solid #000000" fo:background-color="#D9D9D9" fo:padding-top="0in" fo:padding-left="0in" fo:padding-bottom="0in" fo:padding-right="0in"/>
    </style:style>
    <style:style style:name="P24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0" style:family="table-cell">
      <style:table-cell-properties fo:border="0.0069in solid #000000" fo:background-color="#D9D9D9" fo:padding-top="0in" fo:padding-left="0in" fo:padding-bottom="0in" fo:padding-right="0in"/>
    </style:style>
    <style:style style:name="P25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2" style:family="table-cell">
      <style:table-cell-properties fo:border="0.0069in solid #000000" fo:background-color="#D9D9D9" fo:padding-top="0in" fo:padding-left="0in" fo:padding-bottom="0in" fo:padding-right="0in"/>
    </style:style>
    <style:style style:name="P25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fo:padding-top="0in" fo:padding-left="0in" fo:padding-bottom="0in" fo:padding-right="0in"/>
    </style:style>
    <style:style style:name="P25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57" style:family="table-cell">
      <style:table-cell-properties fo:border="0.0069in solid #000000" fo:padding-top="0in" fo:padding-left="0in" fo:padding-bottom="0in" fo:padding-right="0in"/>
    </style:style>
    <style:style style:name="P25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59" style:family="table-cell">
      <style:table-cell-properties fo:border="0.0069in solid #000000" fo:padding-top="0in" fo:padding-left="0in" fo:padding-bottom="0in" fo:padding-right="0in"/>
    </style:style>
    <style:style style:name="P26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1" style:family="table-cell">
      <style:table-cell-properties fo:border="0.0069in solid #000000" fo:padding-top="0in" fo:padding-left="0in" fo:padding-bottom="0in" fo:padding-right="0in"/>
    </style:style>
    <style:style style:name="P26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padding-top="0in" fo:padding-left="0in" fo:padding-bottom="0in" fo:padding-right="0in"/>
    </style:style>
    <style:style style:name="P26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="0.0069in solid #000000" fo:padding-top="0in" fo:padding-left="0in" fo:padding-bottom="0in" fo:padding-right="0in"/>
    </style:style>
    <style:style style:name="P26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68" style:family="table-cell">
      <style:table-cell-properties fo:border="0.0069in solid #000000" fo:padding-top="0in" fo:padding-left="0in" fo:padding-bottom="0in" fo:padding-right="0in"/>
    </style:style>
    <style:style style:name="P26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0" style:family="table-cell">
      <style:table-cell-properties fo:border="0.0069in solid #000000" fo:padding-top="0in" fo:padding-left="0in" fo:padding-bottom="0in" fo:padding-right="0in"/>
    </style:style>
    <style:style style:name="P27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fo:padding-top="0in" fo:padding-left="0in" fo:padding-bottom="0in" fo:padding-right="0in"/>
    </style:style>
    <style:style style:name="P27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5" style:family="table-cell">
      <style:table-cell-properties fo:border="0.0069in solid #000000" fo:padding-top="0in" fo:padding-left="0in" fo:padding-bottom="0in" fo:padding-right="0in"/>
    </style:style>
    <style:style style:name="P27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7" style:family="table-cell">
      <style:table-cell-properties fo:border="0.0069in solid #000000" fo:padding-top="0in" fo:padding-left="0in" fo:padding-bottom="0in" fo:padding-right="0in"/>
    </style:style>
    <style:style style:name="P27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069in solid #000000" fo:padding-top="0in" fo:padding-left="0in" fo:padding-bottom="0in" fo:padding-right="0in"/>
    </style:style>
    <style:style style:name="P28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81" style:parent-style-name="NoSpacing" style:family="paragraph">
      <style:text-properties style:font-name="Arial" style:font-name-complex="Arial"/>
    </style:style>
    <style:style style:name="P282" style:parent-style-name="NoSpacing" style:family="paragraph">
      <style:text-properties style:font-name="Arial" style:font-name-complex="Arial"/>
    </style:style>
    <style:style style:name="P283" style:parent-style-name="NoSpacing" style:family="paragraph">
      <style:text-properties style:font-name="Arial" style:font-name-complex="Arial"/>
    </style:style>
    <style:style style:name="P284" style:parent-style-name="NoSpacing" style:family="paragraph">
      <style:text-properties style:font-name="Arial" style:font-name-complex="Arial"/>
    </style:style>
    <style:style style:name="T285" style:parent-style-name="DefaultParagraphFont" style:family="text">
      <style:text-properties style:font-name="Arial" style:font-name-complex="Arial"/>
    </style:style>
    <style:style style:name="T286" style:parent-style-name="DefaultParagraphFont" style:family="text">
      <style:text-properties style:font-name="Arial" style:font-name-complex="Arial"/>
    </style:style>
    <style:style style:name="T287" style:parent-style-name="DefaultParagraphFont" style:family="text">
      <style:text-properties style:font-name="Arial" style:font-name-complex="Arial"/>
    </style:style>
    <style:style style:name="T288" style:parent-style-name="DefaultParagraphFont" style:family="text">
      <style:text-properties style:font-name="Arial" style:font-name-complex="Arial"/>
    </style:style>
    <style:style style:name="P289" style:parent-style-name="Normal" style:family="paragraph">
      <style:paragraph-properties fo:break-before="page"/>
    </style:style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soft-page-break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439948480" office:target-frame-name="_top" xlink:show="replace"><text:span text:style-name="Hyperlink">VERSION HISTORY</text:span><text:tab/>3</text:a></text:p>
          <text:p text:style-name="P9"><text:a xlink:href="#_Toc439948481" office:target-frame-name="_top" xlink:show="replace"><text:span text:style-name="Hyperlink">Introduction</text:span><text:tab/>4</text:a></text:p>
          <text:p text:style-name="P10"><text:a xlink:href="#_Toc439948482" office:target-frame-name="_top" xlink:show="replace"><text:span text:style-name="Hyperlink">Purpose of The Test Plan Document</text:span><text:tab/>4</text:a></text:p>
          <text:p text:style-name="P11"><text:a xlink:href="#_Toc439948483" office:target-frame-name="_top" xlink:show="replace"><text:span text:style-name="Hyperlink">System Testing</text:span><text:tab/>5</text:a></text:p>
          <text:p text:style-name="P12"><text:a xlink:href="#_Toc439948484" office:target-frame-name="_top" xlink:show="replace"><text:span text:style-name="Hyperlink">Test Risks / Issues</text:span><text:tab/>5</text:a></text:p>
          <text:p text:style-name="P13"><text:a xlink:href="#_Toc439948485" office:target-frame-name="_top" xlink:show="replace"><text:span text:style-name="Hyperlink">Items to be Tested / Not Tested</text:span><text:tab/>5</text:a></text:p>
          <text:p text:style-name="P14"><text:a xlink:href="#_Toc439948486" office:target-frame-name="_top" xlink:show="replace"><text:span text:style-name="Hyperlink">Test Approach(s)</text:span><text:tab/>5</text:a></text:p>
          <text:p text:style-name="P15"><text:a xlink:href="#_Toc439948487" office:target-frame-name="_top" xlink:show="replace"><text:span text:style-name="Hyperlink">Test Regulatory / Mandate Criteria</text:span><text:tab/>5</text:a></text:p>
          <text:p text:style-name="P16"><text:a xlink:href="#_Toc439948488" office:target-frame-name="_top" xlink:show="replace"><text:span text:style-name="Hyperlink">Test Pass / Fail Criteria</text:span><text:tab/>5</text:a></text:p>
          <text:p text:style-name="P17"><text:a xlink:href="#_Toc439948489" office:target-frame-name="_top" xlink:show="replace"><text:span text:style-name="Hyperlink">Test Entry / Exit Criteria</text:span><text:tab/>5</text:a></text:p>
          <text:p text:style-name="P18"><text:a xlink:href="#_Toc439948490" office:target-frame-name="_top" xlink:show="replace"><text:span text:style-name="Hyperlink">Test Deliverables</text:span><text:tab/>5</text:a></text:p>
          <text:p text:style-name="P19"><text:a xlink:href="#_Toc439948491" office:target-frame-name="_top" xlink:show="replace"><text:span text:style-name="Hyperlink">Test Suspension / Resumption Criteria</text:span><text:tab/>5</text:a></text:p>
          <text:p text:style-name="P20"><text:a xlink:href="#_Toc439948492" office:target-frame-name="_top" xlink:show="replace"><text:span text:style-name="Hyperlink">Test Environmental / Staffing / Training Needs</text:span><text:tab/>5</text:a></text:p>
          <text:p text:style-name="P21"><text:a xlink:href="#_Toc439948493" office:target-frame-name="_top" xlink:show="replace"><text:span text:style-name="Hyperlink">Unit Testing</text:span><text:tab/>6</text:a></text:p>
          <text:p text:style-name="P22"><text:a xlink:href="#_Toc439948494" office:target-frame-name="_top" xlink:show="replace"><text:span text:style-name="Hyperlink">Test Risks / Issues</text:span><text:tab/>6</text:a></text:p>
          <text:p text:style-name="P23"><text:a xlink:href="#_Toc439948495" office:target-frame-name="_top" xlink:show="replace"><text:span text:style-name="Hyperlink">Items to be Tested / Not Tested</text:span><text:tab/>6</text:a></text:p>
          <text:p text:style-name="P24"><text:a xlink:href="#_Toc439948496" office:target-frame-name="_top" xlink:show="replace"><text:span text:style-name="Hyperlink">Test Approach(s)</text:span><text:tab/>6</text:a></text:p>
          <text:p text:style-name="P25"><text:a xlink:href="#_Toc439948497" office:target-frame-name="_top" xlink:show="replace"><text:span text:style-name="Hyperlink">Test Regulatory / Mandate Criteria</text:span><text:tab/>6</text:a></text:p>
          <text:p text:style-name="P26"><text:a xlink:href="#_Toc439948498" office:target-frame-name="_top" xlink:show="replace"><text:span text:style-name="Hyperlink">Test Pass / Fail Criteria</text:span><text:tab/>6</text:a></text:p>
          <text:p text:style-name="P27"><text:a xlink:href="#_Toc439948499" office:target-frame-name="_top" xlink:show="replace"><text:span text:style-name="Hyperlink">Test Entry / Exit Criteria</text:span><text:tab/>6</text:a></text:p>
          <text:p text:style-name="P28"><text:a xlink:href="#_Toc439948500" office:target-frame-name="_top" xlink:show="replace"><text:span text:style-name="Hyperlink">Test Deliverables</text:span><text:tab/>6</text:a></text:p>
          <text:p text:style-name="P29"><text:a xlink:href="#_Toc439948501" office:target-frame-name="_top" xlink:show="replace"><text:span text:style-name="Hyperlink">Test Suspension / Resumption Criteria</text:span><text:tab/>6</text:a></text:p>
          <text:p text:style-name="P30"><text:a xlink:href="#_Toc439948502" office:target-frame-name="_top" xlink:show="replace"><text:span text:style-name="Hyperlink">Test Environmental / Staffing / Training Needs</text:span><text:tab/>6</text:a></text:p>
          <text:p text:style-name="P31"><text:a xlink:href="#_Toc439948503" office:target-frame-name="_top" xlink:show="replace"><text:span text:style-name="Hyperlink">User Acceptance Testing</text:span><text:tab/>7</text:a></text:p>
          <text:p text:style-name="P32"><text:a xlink:href="#_Toc439948504" office:target-frame-name="_top" xlink:show="replace"><text:span text:style-name="Hyperlink">Test Risks / Issues</text:span><text:tab/>7</text:a></text:p>
          <text:p text:style-name="P33"><text:a xlink:href="#_Toc439948505" office:target-frame-name="_top" xlink:show="replace"><text:span text:style-name="Hyperlink">Items to be Tested / Not Tested</text:span><text:tab/>7</text:a></text:p>
          <text:p text:style-name="P34"><text:a xlink:href="#_Toc439948506" office:target-frame-name="_top" xlink:show="replace"><text:span text:style-name="Hyperlink">Test Approach(s)</text:span><text:tab/>7</text:a></text:p>
          <text:p text:style-name="P35"><text:a xlink:href="#_Toc439948507" office:target-frame-name="_top" xlink:show="replace"><text:span text:style-name="Hyperlink">Test Regulatory / Mandate Criteria</text:span><text:tab/>7</text:a></text:p>
          <text:p text:style-name="P36"><text:a xlink:href="#_Toc439948508" office:target-frame-name="_top" xlink:show="replace"><text:span text:style-name="Hyperlink">Test Pass / Fail Criteria</text:span><text:tab/>7</text:a></text:p>
          <text:p text:style-name="P37"><text:a xlink:href="#_Toc439948509" office:target-frame-name="_top" xlink:show="replace"><text:span text:style-name="Hyperlink">Test Entry / Exit Criteria</text:span><text:tab/>7</text:a></text:p>
          <text:p text:style-name="P38"><text:a xlink:href="#_Toc439948510" office:target-frame-name="_top" xlink:show="replace"><text:span text:style-name="Hyperlink">Test Deliverables</text:span><text:tab/>7</text:a></text:p>
          <text:p text:style-name="P39"><text:a xlink:href="#_Toc439948511" office:target-frame-name="_top" xlink:show="replace"><text:span text:style-name="Hyperlink">Test Suspension / Resumption Criteria</text:span><text:tab/>7</text:a></text:p>
          <text:p text:style-name="P40"><text:a xlink:href="#_Toc439948512" office:target-frame-name="_top" xlink:show="replace"><text:span text:style-name="Hyperlink">Test Environmental / Staffing / Training Needs</text:span><text:tab/>7</text:a></text:p>
          <text:p text:style-name="P41"><text:a xlink:href="#_Toc439948513" office:target-frame-name="_top" xlink:show="replace"><text:span text:style-name="Hyperlink">Conclusion</text:span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VERSION HISTORY<text:bookmark-end text:name="_Toc439948480"/></text:h>
      <text:p text:style-name="NoSpacing">[Provide information on how the<text:s/>development and distribution of the<text:s/><text:title text:fixed="false">Test Plan</text:title>, up to the final point of approval, was controlled and tracked. <text:s/>Use the table below to provide the version number, the author implementing the version, the date of the version, the name of the person<text:s/>approving the version, the date that particular version was approved, and a brief description of the reason for creating the revised version.]</text:p>
      <text:p text:style-name="NoSpacing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Version<text:line-break/>#</text:p>
          </table:table-cell>
          <table:table-cell table:style-name="TableCell52">
            <text:p text:style-name="P53">Implemented</text:p>
            <text:p text:style-name="P54">By</text:p>
          </table:table-cell>
          <table:table-cell table:style-name="TableCell55">
            <text:p text:style-name="P56">Revision</text:p>
            <text:p text:style-name="P57">Date</text:p>
          </table:table-cell>
          <table:table-cell table:style-name="TableCell58">
            <text:p text:style-name="P59">Approved</text:p>
            <text:p text:style-name="P60">By</text:p>
          </table:table-cell>
          <table:table-cell table:style-name="TableCell61">
            <text:p text:style-name="P62">Approval</text:p>
            <text:p text:style-name="P63">Date</text:p>
          </table:table-cell>
          <table:table-cell table:style-name="TableCell64">
            <text:p text:style-name="P65">Reason</text:p>
          </table:table-cell>
        </table:table-row>
        <table:table-row table:style-name="TableRow66">
          <table:table-cell table:style-name="TableCell67">
            <text:p text:style-name="P68">1.0</text:p>
          </table:table-cell>
          <table:table-cell table:style-name="TableCell69">
            <text:p text:style-name="P70">Ciarán Maher</text:p>
          </table:table-cell>
          <table:table-cell table:style-name="TableCell71">
            <text:p text:style-name="P72">05/Jan/2016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Tabletext"><text:span text:style-name="T78"><text:title text:fixed="false">Test Plan</text:title></text:span><text:span text:style-name="T79"><text:s/>first draft</text:span>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><text:span text:style-name="T107">UP Template Version:</text:span><text:span text:style-name="T108"><text:s/>12/31/07</text:span></text:p>
      <text:p text:style-name="Normal"/>
      <text:p text:style-name="P109"/>
      <text:h text:style-name="Heading1" text:outline-level="1"><text:bookmark-start text:name="_Toc439684268"/><text:bookmark-start text:name="_Toc439948481"/>Introduction<text:bookmark-end text:name="_Toc438471018"/><text:bookmark-end text:name="_Toc439684268"/><text:bookmark-end text:name="_Toc439948481"/></text:h>
      <text:h text:style-name="Heading2" text:outline-level="2"><text:bookmark-start text:name="_Toc185241595"/><text:bookmark-start text:name="_Toc456598587"/><text:bookmark-start text:name="_Toc456600918"/><text:bookmark-start text:name="_Toc494193640"/><text:bookmark-start text:name="_Toc185241524"/><text:bookmark-start text:name="_Toc439948482"/>P<text:bookmark-end text:name="_Toc456598587"/><text:bookmark-end text:name="_Toc456600918"/><text:bookmark-end text:name="_Toc494193640"/>urpose of The<text:s/><text:title text:fixed="false">Test Plan</text:title><text:s/>Document<text:bookmark-end text:name="_Toc185241524"/><text:bookmark-end text:name="_Toc439948482"/></text:h>
      <text:p text:style-name="NoSpacing">[Provide the purpose of the<text:s/><text:title text:fixed="false">Test Plan</text:title><text:s/>Document. This document should be tailored to fit a particular project’s needs.]</text:p>
      <text:p text:style-name="NoSpacing"><text:bookmark-start text:name="OLE_LINK1"/><text:bookmark-start text:name="OLE_LINK2"/>The<text:s/><text:title text:fixed="false">Test Plan</text:title><text:s/>document documents and tracks the necessary information required to effectively define the approach to be used in the testing of the project’s product. The<text:s/><text:title text:fixed="false">Test Plan</text:title><text:s/>document is created during the Planning Phase of the project. Its intended audience is<text:s/><text:span text:style-name="T110">the project manager, project team, and testing team. Some portions of this document may on occasion be shared with the cl</text:span><text:span text:style-name="T111">i</text:span><text:span text:style-name="T112">ent/user and other stakeholder whose input/approval into the testing pr</text:span><text:span text:style-name="T113">o</text:span><text:span text:style-name="T114">cess is needed.</text:span></text:p>
      <text:p text:style-name="Normal"><text:bookmark-end text:name="OLE_LINK1"/><text:bookmark-end text:name="OLE_LINK2"/></text:p>
      <text:h text:style-name="P115" text:outline-level="1"><text:bookmark-start text:name="_Toc439948483"/><text:soft-page-break/>System Testing<text:bookmark-end text:name="_Toc185241595"/><text:bookmark-end text:name="_Toc439948483"/></text:h>
      <text:h text:style-name="Heading2" text:outline-level="2"><text:bookmark-start text:name="_Toc185241596"/><text:bookmark-start text:name="_Toc439948484"/>Test Risks / Issues<text:bookmark-end text:name="_Toc185241596"/><text:bookmark-end text:name="_Toc439948484"/></text:h>
      <text:p text:style-name="NoSpacing"><text:span text:style-name="T116">[Describe the risks associated with product testing or provide a reference to a document l</text:span><text:span text:style-name="T117">o</text:span><text:span text:style-name="T118">cation where it is stored. Also outline appropriate mitigation strategies and contingency plans.]</text:span></text:p>
      <text:h text:style-name="Heading2" text:outline-level="2"><text:bookmark-start text:name="_Toc185241597"/><text:bookmark-start text:name="_Toc439948485"/>Items to be Tested / Not Tested<text:bookmark-end text:name="_Toc185241597"/><text:bookmark-end text:name="_Toc439948485"/></text:h>
      <text:p text:style-name="NoSpacing"><text:span text:style-name="T119">[Describe the</text:span><text:span text:style-name="T120"><text:s/>items/features/functions to be tested that are within the scope of this test plan. Include a description of how they will be tested, when, by whom, and to what quality stan</text:span><text:span text:style-name="T121">d</text:span><text:span text:style-name="T122">ards. Also include a description of those items agreed not to be tested.]</text:span><text:span text:style-name="T123"><text:line-break/></text:span></text:p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Item to<text:s/>Test</text:p>
          </table:table-cell>
          <table:table-cell table:style-name="TableCell132">
            <text:p text:style-name="P133">Test Description</text:p>
          </table:table-cell>
          <table:table-cell table:style-name="TableCell134">
            <text:p text:style-name="P135">Test Date</text:p>
          </table:table-cell>
          <table:table-cell table:style-name="TableCell136">
            <text:p text:style-name="P137">Responsibility</text:p>
          </table:table-cell>
        </table:table-row>
        <table:table-row table:style-name="TableRow138">
          <table:table-cell table:style-name="TableCell139">
            <text:p text:style-name="NoSpacing">Add a new DVD record</text:p>
          </table:table-cell>
          <table:table-cell table:style-name="TableCell140">
            <text:p text:style-name="P141">Add a new DVD for rental</text:p>
          </table:table-cell>
          <table:table-cell table:style-name="TableCell142">
            <text:p text:style-name="NoSpacing">11/Jan/2016</text:p>
          </table:table-cell>
          <table:table-cell table:style-name="TableCell143">
            <text:p text:style-name="NoSpacing">CM</text:p>
          </table:table-cell>
        </table:table-row>
        <table:table-row table:style-name="TableRow144">
          <table:table-cell table:style-name="TableCell145">
            <text:p text:style-name="NoSpacing">Add a new customer</text:p>
          </table:table-cell>
          <table:table-cell table:style-name="TableCell146">
            <text:p text:style-name="P147">Add a new customer to the CustomerDB</text:p>
          </table:table-cell>
          <table:table-cell table:style-name="TableCell148">
            <text:p text:style-name="NoSpacing">11/Jan/2016</text:p>
          </table:table-cell>
          <table:table-cell table:style-name="TableCell149">
            <text:p text:style-name="NoSpacing">CM</text:p>
          </table:table-cell>
        </table:table-row>
        <table:table-row table:style-name="TableRow150">
          <table:table-cell table:style-name="TableCell151">
            <text:p text:style-name="NoSpacing">Edit existing customer details</text:p>
          </table:table-cell>
          <table:table-cell table:style-name="TableCell152">
            <text:p text:style-name="P153">Update the new customer’s information</text:p>
          </table:table-cell>
          <table:table-cell table:style-name="TableCell154">
            <text:p text:style-name="NoSpacing">11/Jan/2016</text:p>
          </table:table-cell>
          <table:table-cell table:style-name="TableCell155">
            <text:p text:style-name="NoSpacing">CM</text:p>
          </table:table-cell>
        </table:table-row>
        <table:table-row table:style-name="TableRow156">
          <table:table-cell table:style-name="TableCell157">
            <text:p text:style-name="NoSpacing">Create a new DVD rental</text:p>
          </table:table-cell>
          <table:table-cell table:style-name="TableCell158">
            <text:p text:style-name="P159">Update the new DVD as rented to the new customer.</text:p>
          </table:table-cell>
          <table:table-cell table:style-name="TableCell160">
            <text:p text:style-name="NoSpacing">11/Jan/2016</text:p>
          </table:table-cell>
          <table:table-cell table:style-name="TableCell161">
            <text:p text:style-name="NoSpacing">CM</text:p>
          </table:table-cell>
        </table:table-row>
        <table:table-row table:style-name="TableRow162">
          <table:table-cell table:style-name="TableCell163">
            <text:p text:style-name="NoSpacing">Create a new return</text:p>
          </table:table-cell>
          <table:table-cell table:style-name="TableCell164">
            <text:p text:style-name="P165">Update the new DVD as returned by the new customer.</text:p>
          </table:table-cell>
          <table:table-cell table:style-name="TableCell166">
            <text:p text:style-name="NoSpacing">11/Jan/2016</text:p>
          </table:table-cell>
          <table:table-cell table:style-name="TableCell167">
            <text:p text:style-name="NoSpacing">CM</text:p>
          </table:table-cell>
        </table:table-row>
      </table:table>
      <text:h text:style-name="Heading2" text:outline-level="2"><text:bookmark-start text:name="_Toc185241598"/><text:bookmark-start text:name="_Toc439948486"/>Test Approach(s)<text:bookmark-end text:name="_Toc185241598"/><text:bookmark-end text:name="_Toc439948486"/></text:h>
      <text:p text:style-name="P168">[Describe the overall testing approach to be used to test the project’s product. Provide an outline of any planned tests.]</text:p>
      <text:h text:style-name="Heading2" text:outline-level="2"><text:bookmark-start text:name="_Toc185241599"/><text:bookmark-start text:name="_Toc439948487"/>Test Regulatory / Mandate Criteria<text:bookmark-end text:name="_Toc185241599"/><text:bookmark-end text:name="_Toc439948487"/></text:h>
      <text:p text:style-name="NoSpacing">[Describe any<text:s/>regulations or mandates that the system must be tested against.]</text:p>
      <text:h text:style-name="Heading2" text:outline-level="2"><text:bookmark-start text:name="_Toc185241600"/><text:bookmark-start text:name="_Toc439948488"/>Test Pass / Fail Criteria<text:bookmark-end text:name="_Toc185241600"/><text:bookmark-end text:name="_Toc439948488"/></text:h>
      <text:p text:style-name="P169">[Describe the criteria used to determine if a test item has passed or failed its test.]</text:p>
      <text:h text:style-name="Heading2" text:outline-level="2"><text:bookmark-start text:name="_Toc185241601"/><text:bookmark-start text:name="_Toc439948489"/>Test Entry / Exit Criteria<text:bookmark-end text:name="_Toc185241601"/><text:bookmark-end text:name="_Toc439948489"/></text:h>
      <text:p text:style-name="P170">[Describe the entry and exit criteria used to<text:s/>start testing and determine when to stop testing.]</text:p>
      <text:h text:style-name="Heading2" text:outline-level="2"><text:bookmark-start text:name="_Toc185241602"/><text:bookmark-start text:name="_Toc439948490"/>Test Deliverables<text:bookmark-end text:name="_Toc185241602"/><text:bookmark-end text:name="_Toc439948490"/></text:h>
      <text:p text:style-name="P171">[Describe the deliverables that will result from the testing process (documents, reports, charts, etc.).]</text:p>
      <text:h text:style-name="Heading2" text:outline-level="2"><text:bookmark-start text:name="_Toc185241603"/><text:bookmark-start text:name="_Toc439948491"/>Test Suspension / Resumption Criteria<text:bookmark-end text:name="_Toc185241603"/><text:bookmark-end text:name="_Toc439948491"/></text:h>
      <text:p text:style-name="NoSpacing"><text:span text:style-name="T172">[Describe the suspension criteria that may<text:s/></text:span><text:span text:style-name="T173">be used to suspend all or portions of testing. Also describe the resumption criteria that may be used to resume testing.]</text:span></text:p>
      <text:h text:style-name="Heading2" text:outline-level="2"><text:bookmark-start text:name="_Toc185241604"/><text:bookmark-start text:name="_Toc439948492"/>Test Environmental / Staffing / Training Needs<text:bookmark-end text:name="_Toc185241604"/><text:bookmark-end text:name="_Toc439948492"/></text:h>
      <text:p text:style-name="NoSpacing"><text:span text:style-name="T174">[Describe any specific requirements needed for the testing to be performed (har</text:span><text:span text:style-name="T175">d</text:span><text:span text:style-name="T176">ware/so</text:span><text:span text:style-name="T177">ftware, staffing, skills training, etc).)]</text:span></text:p>
      <text:p text:style-name="Normal"><text:bookmark-start text:name="_Toc185241605"/></text:p>
      <text:h text:style-name="P178" text:outline-level="1"><text:bookmark-start text:name="_Toc439948493"/><text:soft-page-break/>Unit Testing<text:bookmark-end text:name="_Toc185241605"/><text:bookmark-end text:name="_Toc439948493"/></text:h>
      <text:h text:style-name="Heading2" text:outline-level="2"><text:bookmark-start text:name="_Toc185241606"/><text:bookmark-start text:name="_Toc439948494"/>Test Risks / Issues<text:bookmark-end text:name="_Toc185241606"/><text:bookmark-end text:name="_Toc439948494"/></text:h>
      <text:p text:style-name="P179"><text:s/>[Describe the risks associated with product testing or provide a reference to a document location where it is stored. Also outline appropriate mitigation strategies and contingency plans.]</text:p>
      <text:h text:style-name="Heading2" text:outline-level="2"><text:bookmark-start text:name="_Toc185241607"/><text:bookmark-start text:name="_Toc439948495"/>Items to be Tested / Not Tested<text:bookmark-end text:name="_Toc185241607"/><text:bookmark-end text:name="_Toc439948495"/></text:h>
      <text:p text:style-name="NoSpacing"><text:span text:style-name="T180">[Describe the items/features/functions to be tested that are within the scope of this test plan. Include a description of how they will be tested, when, by whom, and to what quality stan</text:span><text:span text:style-name="T181">d</text:span><text:span text:style-name="T182">ards. Also include a descri</text:span><text:span text:style-name="T183">ption of those items agreed not to be tested.]</text:span></text:p>
      <text:p text:style-name="NoSpacing"/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Item to Test</text:p>
          </table:table-cell>
          <table:table-cell table:style-name="TableCell192">
            <text:p text:style-name="P193">Test Description</text:p>
          </table:table-cell>
          <table:table-cell table:style-name="TableCell194">
            <text:p text:style-name="P195">Test Date</text:p>
          </table:table-cell>
          <table:table-cell table:style-name="TableCell196">
            <text:p text:style-name="P197">Responsibility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</table:table>
      <text:h text:style-name="Heading2" text:outline-level="2"><text:bookmark-start text:name="_Toc185241608"/><text:bookmark-start text:name="_Toc439948496"/>Test Approach(s)<text:bookmark-end text:name="_Toc185241608"/><text:bookmark-end text:name="_Toc439948496"/></text:h>
      <text:p text:style-name="P225">[Describe the overall testing approach to be used to test the project’s product. Provide an outline of any planned<text:s/>tests.]</text:p>
      <text:h text:style-name="Heading2" text:outline-level="2"><text:bookmark-start text:name="_Toc185241609"/><text:bookmark-start text:name="_Toc439948497"/>Test Regulatory / Mandate Criteria<text:bookmark-end text:name="_Toc185241609"/><text:bookmark-end text:name="_Toc439948497"/></text:h>
      <text:p text:style-name="NoSpacing">[Describe any regulations or mandates that the system must be tested against.]</text:p>
      <text:h text:style-name="Heading2" text:outline-level="2"><text:bookmark-start text:name="_Toc185241610"/><text:bookmark-start text:name="_Toc439948498"/>Test Pass / Fail Criteria<text:bookmark-end text:name="_Toc185241610"/><text:bookmark-end text:name="_Toc439948498"/></text:h>
      <text:p text:style-name="P226">[Describe the criteria used to determine if a test item has passed or failed its test.]</text:p>
      <text:h text:style-name="Heading2" text:outline-level="2"><text:bookmark-start text:name="_Toc185241611"/><text:bookmark-start text:name="_Toc439948499"/>Test Entry / Exit<text:s/>Criteria<text:bookmark-end text:name="_Toc185241611"/><text:bookmark-end text:name="_Toc439948499"/></text:h>
      <text:p text:style-name="P227">[Describe the entry and exit criteria used to start testing and determine when to stop testing.]</text:p>
      <text:h text:style-name="Heading2" text:outline-level="2"><text:bookmark-start text:name="_Toc185241612"/><text:bookmark-start text:name="_Toc439948500"/>Test Deliverables<text:bookmark-end text:name="_Toc185241612"/><text:bookmark-end text:name="_Toc439948500"/></text:h>
      <text:p text:style-name="P228">[Describe the deliverables that will result from the testing process (documents, reports, charts, etc.).]</text:p>
      <text:h text:style-name="Heading2" text:outline-level="2"><text:bookmark-start text:name="_Toc185241613"/><text:bookmark-start text:name="_Toc439948501"/>Test Suspension / Resumption Criteria<text:bookmark-end text:name="_Toc185241613"/><text:bookmark-end text:name="_Toc439948501"/></text:h>
      <text:p text:style-name="NoSpacing"><text:span text:style-name="T229">[Describe the suspension criteria that may be used to suspend all or portions of testing. Also describe the resumption criteria that may be used to resume testing.]</text:span></text:p>
      <text:h text:style-name="Heading2" text:outline-level="2"><text:bookmark-start text:name="_Toc185241614"/><text:bookmark-start text:name="_Toc439948502"/>Test Environmental / Staffing / Training Needs<text:bookmark-end text:name="_Toc185241614"/><text:bookmark-end text:name="_Toc439948502"/></text:h>
      <text:p text:style-name="NoSpacing"><text:span text:style-name="T230">[Describe any specific requireme</text:span><text:span text:style-name="T231">nts needed for the testing to be performed (har</text:span><text:span text:style-name="T232">d</text:span><text:span text:style-name="T233">ware/software, staffing, skills training, etc).)]</text:span></text:p>
      <text:p text:style-name="Normal"><text:bookmark-start text:name="_Toc185241615"/></text:p>
      <text:h text:style-name="P234" text:outline-level="1"><text:bookmark-start text:name="_Toc439948503"/><text:soft-page-break/>User Acceptance Testing<text:bookmark-end text:name="_Toc185241615"/><text:bookmark-end text:name="_Toc439948503"/></text:h>
      <text:h text:style-name="Heading2" text:outline-level="2"><text:bookmark-start text:name="_Toc185241616"/><text:bookmark-start text:name="_Toc439948504"/>Test Risks / Issues<text:bookmark-end text:name="_Toc185241616"/><text:bookmark-end text:name="_Toc439948504"/></text:h>
      <text:p text:style-name="P235"><text:s/>[Describe the risks associated with product testing or provide a reference to a document location where it is stored. Also outline appropriate mitigation strategies and contingency plans.]</text:p>
      <text:h text:style-name="Heading2" text:outline-level="2"><text:bookmark-start text:name="_Toc185241617"/><text:bookmark-start text:name="_Toc439948505"/>Items to be Tested / Not Tested<text:bookmark-end text:name="_Toc185241617"/><text:bookmark-end text:name="_Toc439948505"/></text:h>
      <text:p text:style-name="NoSpacing"><text:span text:style-name="T236">[Describe the items/features/functions to be tested that are within the scope of this test plan. Include a description of how they will be tested, w</text:span><text:span text:style-name="T237">hen, by whom, and to what quality stan</text:span><text:span text:style-name="T238">d</text:span><text:span text:style-name="T239">ards. Also include a description of those items agreed not to be tested.]</text:span></text:p>
      <text:p text:style-name="NoSpacing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Item to Test</text:p>
          </table:table-cell>
          <table:table-cell table:style-name="TableCell248">
            <text:p text:style-name="P249">Test Description</text:p>
          </table:table-cell>
          <table:table-cell table:style-name="TableCell250">
            <text:p text:style-name="P251">Test Date</text:p>
          </table:table-cell>
          <table:table-cell table:style-name="TableCell252">
            <text:p text:style-name="P253">Responsibility</text:p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</table:table>
      <text:h text:style-name="Heading2" text:outline-level="2"><text:bookmark-start text:name="_Toc185241618"/><text:bookmark-start text:name="_Toc439948506"/>Test Approach(s)<text:bookmark-end text:name="_Toc185241618"/><text:bookmark-end text:name="_Toc439948506"/></text:h>
      <text:p text:style-name="P281">[Describe the overall testing approach to be used to<text:s/>test the project’s product. Provide an outline of any planned tests.]</text:p>
      <text:h text:style-name="Heading2" text:outline-level="2"><text:bookmark-start text:name="_Toc185241619"/><text:bookmark-start text:name="_Toc439948507"/>Test Regulatory / Mandate Criteria<text:bookmark-end text:name="_Toc185241619"/><text:bookmark-end text:name="_Toc439948507"/></text:h>
      <text:p text:style-name="NoSpacing">[Describe any regulations or mandates that the system must be tested against.]</text:p>
      <text:h text:style-name="Heading2" text:outline-level="2"><text:bookmark-start text:name="_Toc185241620"/><text:bookmark-start text:name="_Toc439948508"/>Test Pass / Fail Criteria<text:bookmark-end text:name="_Toc185241620"/><text:bookmark-end text:name="_Toc439948508"/></text:h>
      <text:p text:style-name="P282">[Describe the criteria used to determine if a<text:s/>test item has passed or failed its test.]</text:p>
      <text:h text:style-name="Heading2" text:outline-level="2"><text:bookmark-start text:name="_Toc185241621"/><text:bookmark-start text:name="_Toc439948509"/>Test Entry / Exit Criteria<text:bookmark-end text:name="_Toc185241621"/><text:bookmark-end text:name="_Toc439948509"/></text:h>
      <text:p text:style-name="P283">[Describe the entry and exit criteria used to start testing and determine when to stop testing.]</text:p>
      <text:h text:style-name="Heading2" text:outline-level="2"><text:bookmark-start text:name="_Toc185241622"/><text:bookmark-start text:name="_Toc439948510"/>Test Deliverables<text:bookmark-end text:name="_Toc185241622"/><text:bookmark-end text:name="_Toc439948510"/></text:h>
      <text:p text:style-name="P284">[Describe the deliverables that will result from the testing process (documents, reports, charts, etc.).]</text:p>
      <text:h text:style-name="Heading2" text:outline-level="2"><text:bookmark-start text:name="_Toc185241623"/><text:bookmark-start text:name="_Toc439948511"/>Test Suspension / Resumption Criteria<text:bookmark-end text:name="_Toc185241623"/><text:bookmark-end text:name="_Toc439948511"/></text:h>
      <text:p text:style-name="NoSpacing"><text:span text:style-name="T285">[Describe the suspension criteria that may be used to suspend all or portions of testing. Also describe the resumption criteria that may be used to resume testing.]</text:span></text:p>
      <text:h text:style-name="Heading2" text:outline-level="2"><text:bookmark-start text:name="_Toc185241624"/><text:bookmark-start text:name="_Toc439948512"/>Test Environmental<text:s/>/ Staffing / Training Needs<text:bookmark-end text:name="_Toc185241624"/><text:bookmark-end text:name="_Toc439948512"/></text:h>
      <text:p text:style-name="NoSpacing"><text:span text:style-name="T286">[Describe any specific requirements needed for the testing to be performed (har</text:span><text:span text:style-name="T287">d</text:span><text:span text:style-name="T288">ware/software, staffing, skills training, etc).)]</text:span></text:p>
      <text:p text:style-name="Normal"/>
      <text:p text:style-name="P289"/>
      <text:h text:style-name="Heading1" text:outline-level="1"><text:bookmark-start text:name="_Toc439948513"/><text:soft-page-break/>Conclusion<text:bookmark-end text:name="_Toc439948513"/></text:h>
      <text:p text:style-name="Normal"/>
      <text:p text:style-name="Normal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5</text:page-number></text:span><text:s/>of<text:s/><text:span text:style-name="T3"><text:page-count>8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Maher, Ciaran</dc:creator>
    <meta:creation-date>2015-12-14T14:25:00Z</meta:creation-date>
    <dc:date>2016-01-07T16:55:00Z</dc:date>
    <meta:template xlink:href="Normal" xlink:type="simple"/>
    <meta:editing-cycles>170</meta:editing-cycles>
    <meta:editing-duration>PT27600S</meta:editing-duration>
    <meta:document-statistic meta:page-count="8" meta:paragraph-count="19" meta:word-count="1473" meta:character-count="9854" meta:row-count="70" meta:non-whitespace-character-count="8400"/>
  </office:meta>
</office:document-meta>
</file>